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1.3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e6e6e6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3"/>
          <table:table-cell table:number-columns-repeated="11"/>
        </table:table-row>
        <table:table-row table:style-name="ro2">
          <table:table-cell table:style-name="ce1" office:value-type="string">
            <text:p>Dictionary for consistent translations of The Butterfly Effect</text:p>
          </table:table-cell>
          <table:table-cell table:style-name="ce3"/>
          <table:table-cell table:number-columns-repeated="11"/>
        </table:table-row>
        <table:table-row table:style-name="ro2">
          <table:table-cell table:style-name="ce1"/>
          <table:table-cell table:style-name="ce3"/>
          <table:table-cell table:number-columns-repeated="11"/>
        </table:table-row>
        <table:table-row table:style-name="ro1">
          <table:table-cell/>
          <table:table-cell table:style-name="ce4" office:value-type="string">
            <text:p>(make sure to keep this file on alphabet for English !)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>
            <text:p>(except when a culture forbids it (german comes to mind), please use informal language)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>
          <table:table-cell/>
          <table:table-cell table:style-name="ce4" office:value-type="string">
            <text:p>if you see pseudo-Latin names (e.g. Flappus Chaoticus Fragilius for Butterfly), have fun translating them. It should be a joke!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>
          <table:table-cell table:style-name="ce2" office:value-type="string">
            <text:p>lang name:</text:p>
          </table:table-cell>
          <table:table-cell table:style-name="ce5" office:value-type="string">
            <text:p>English</text:p>
          </table:table-cell>
          <table:table-cell table:style-name="ce5" office:value-type="string">
            <text:p>Dutch</text:p>
          </table:table-cell>
          <table:table-cell table:style-name="ce5" office:value-type="string">
            <text:p>German</text:p>
          </table:table-cell>
          <table:table-cell table:style-name="ce5" office:value-type="string">
            <text:p>French</text:p>
          </table:table-cell>
          <table:table-cell table:style-name="ce5" table:number-columns-repeated="8"/>
        </table:table-row>
        <table:table-row table:style-name="ro1">
          <table:table-cell table:style-name="ce2" office:value-type="string">
            <text:p>code:</text:p>
          </table:table-cell>
          <table:table-cell table:style-name="ce5" office:value-type="string">
            <text:p>en_US</text:p>
          </table:table-cell>
          <table:table-cell table:style-name="ce5" office:value-type="string">
            <text:p>nl</text:p>
          </table:table-cell>
          <table:table-cell table:style-name="ce5" office:value-type="string">
            <text:p>de</text:p>
          </table:table-cell>
          <table:table-cell table:style-name="ce5" table:number-columns-repeated="9"/>
        </table:table-row>
        <table:table-row table:style-name="ro1">
          <table:table-cell table:style-name="ce2" office:value-type="string">
            <text:p>maintainers:</text:p>
          </table:table-cell>
          <table:table-cell table:style-name="ce6" office:value-type="string">
            <text:p>n/a</text:p>
          </table:table-cell>
          <table:table-cell table:style-name="ce6" office:value-type="string">
            <text:p>Peter van Ginneken</text:p>
          </table:table-cell>
          <table:table-cell table:style-name="ce6" table:number-columns-repeated="10"/>
        </table:table-row>
        <table:table-row table:style-name="ro1">
          <table:table-cell table:style-name="ce2"/>
          <table:table-cell table:number-columns-repeated="12"/>
        </table:table-row>
        <table:table-row table:style-name="ro1">
          <table:table-cell table:style-name="ce2"/>
          <table:table-cell office:value-type="float" office:value="101">
            <text:p>101</text:p>
          </table:table-cell>
          <table:table-cell office:value-type="string">
            <text:p>beginnerscursus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102">
            <text:p>102</text:p>
          </table:table-cell>
          <table:table-cell office:value-type="string">
            <text:p>vervolgcurs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owling Ball</text:p>
          </table:table-cell>
          <table:table-cell office:value-type="string">
            <text:p>bowling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owling Pin</text:p>
          </table:table-cell>
          <table:table-cell office:value-type="string">
            <text:p>keg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utterfly Effect</text:p>
          </table:table-cell>
          <table:table-cell office:value-type="string">
            <text:p>vlindereffec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ancel</text:p>
          </table:table-cell>
          <table:table-cell office:value-type="string">
            <text:p>Afbreken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computer</text:p>
          </table:table-cell>
          <table:table-cell office:value-type="string">
            <text:p>Rechner</text:p>
          </table:table-cell>
          <table:table-cell office:value-type="string">
            <text:p>Ordinateu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bewerk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ile</text:p>
          </table:table-cell>
          <table:table-cell office:value-type="string">
            <text:p>bestand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Help</text:p>
          </table:table-cell>
          <table:table-cell office:value-type="string">
            <text:p>Hilfe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>
            <text:p>level</text:p>
          </table:table-cell>
          <table:table-cell office:value-type="string">
            <text:p>level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menu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Next&gt;</text:p>
          </table:table-cell>
          <table:table-cell office:value-type="string">
            <text:p>Volgende&gt;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Note It Boy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OK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edo</text:p>
          </table:table-cell>
          <table:table-cell office:value-type="string">
            <text:p>opnieuw uitvoer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set</text:p>
          </table:table-cell>
          <table:table-cell office:value-type="string">
            <text:p>resett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occer Ball</text:p>
          </table:table-cell>
          <table:table-cell office:value-type="string">
            <text:p>voet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ennis Ball</text:p>
          </table:table-cell>
          <table:table-cell office:value-type="string">
            <text:p>tennis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ool Box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ndo</text:p>
          </table:table-cell>
          <table:table-cell office:value-type="string">
            <text:p>ongedaan mak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You</text:p>
          </table:table-cell>
          <table:table-cell office:value-type="string">
            <text:p>Je / Jij <text:s/>- GEEN U</text:p>
          </table:table-cell>
          <table:table-cell office:value-type="string">
            <text:p>Sie</text:p>
          </table:table-cell>
          <table:table-cell table:number-columns-repeated="9"/>
        </table:table-row>
        <table:table-row table:style-name="ro1" table:number-rows-repeated="6550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5:Sheet1.E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7">01/07/2010</text:date>, <text:time>23:5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4T16:25:47</meta:creation-date>
    <dc:date>2010-01-07T23:54:28</dc:date>
    <meta:editing-duration>PT01H10M19S</meta:editing-duration>
    <meta:editing-cycles>17</meta:editing-cycles>
    <meta:generator>OpenOffice.org/3.0$Unix OpenOffice.org_project/300m21$Build-9319</meta:generator>
    <meta:document-statistic meta:table-count="3" meta:cell-count="61" meta:object-count="0"/>
  </office:meta>
</office:document-meta>
</file>